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35.75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42.21mm"/>
    </style:style>
    <style:style style:name="co11" style:family="table-column">
      <style:table-column-properties fo:break-before="auto" style:column-width="56.64mm"/>
    </style:style>
    <style:style style:name="co12" style:family="table-column">
      <style:table-column-properties fo:break-before="auto" style:column-width="20.41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ventProject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3,225,1,225,6,6,1100,1,238,225,104,0,1,192,154,224,101,-161,224,224,4,224,102,8,223,223,101,5,224,224,1,223,224,223,1001,157,48,224,1001,224,-61,224,4,224,102,8,223,223,101,2,224,224,1,223,224,223,1102,15,28,225,1002,162,75,224,1001,224,-600,224,4,224,1002,223,8,223,1001,224,1,224,1,224,223,223,102,32,57,224,1001,224,-480,224,4,224,102,8,223,223,101,1,224,224,1,224,223,223,1101,6,23,225,1102,15,70,224,1001,224,-1050,224,4,224,1002,223,8,223,101,5,224,224,1,224,223,223,101,53,196,224,1001,224,-63,224,4,224,102,8,223,223,1001,224,3,224,1,224,223,223,1101,64,94,225,1102,13,23,225,1101,41,8,225,2,105,187,224,1001,224,-60,224,4,224,1002,223,8,223,101,6,224,224,1,224,223,223,1101,10,23,225,1101,16,67,225,1101,58,10,225,1101,25,34,224,1001,224,-59,224,4,224,1002,223,8,223,1001,224,3,224,1,223,224,223,4,223,99,0,0,0,677,0,0,0,0,0,0,0,0,0,0,0,1105,0,99999,1105,227,247,1105,1,99999,1005,227,99999,1005,0,256,1105,1,99999,1106,227,99999,1106,0,265,1105,1,99999,1006,0,99999,1006,227,274,1105,1,99999,1105,1,280,1105,1,99999,1,225,225,225,1101,294,0,0,105,1,0,1105,1,99999,1106,0,300,1105,1,99999,1,225,225,225,1101,314,0,0,106,0,0,1105,1,99999,1108,226,226,224,102,2,223,223,1005,224,329,101,1,223,223,107,226,226,224,1002,223,2,223,1005,224,344,1001,223,1,223,107,677,226,224,102,2,223,223,1005,224,359,101,1,223,223,7,677,226,224,102,2,223,223,1005,224,374,101,1,223,223,108,226,226,224,102,2,223,223,1006,224,389,101,1,223,223,1007,677,677,224,102,2,223,223,1005,224,404,101,1,223,223,7,226,677,224,102,2,223,223,1006,224,419,101,1,223,223,1107,226,677,224,1002,223,2,223,1005,224,434,1001,223,1,223,1108,226,677,224,102,2,223,223,1005,224,449,101,1,223,223,108,226,677,224,102,2,223,223,1005,224,464,1001,223,1,223,8,226,677,224,1002,223,2,223,1005,224,479,1001,223,1,223,1007,226,226,224,102,2,223,223,1006,224,494,101,1,223,223,1008,226,677,224,102,2,223,223,1006,224,509,101,1,223,223,1107,677,226,224,1002,223,2,223,1006,224,524,1001,223,1,223,108,677,677,224,1002,223,2,223,1005,224,539,1001,223,1,223,1107,226,226,224,1002,223,2,223,1006,224,554,1001,223,1,223,7,226,226,224,1002,223,2,223,1006,224,569,1001,223,1,223,8,677,226,224,102,2,223,223,1006,224,584,101,1,223,223,1008,677,677,224,102,2,223,223,1005,224,599,101,1,223,223,1007,226,677,224,1002,223,2,223,1006,224,614,1001,223,1,223,8,677,677,224,1002,223,2,223,1005,224,629,101,1,223,223,107,677,677,224,102,2,223,223,1005,224,644,101,1,223,223,1108,677,226,224,102,2,223,223,1005,224,659,101,1,223,223,1008,226,226,224,102,2,223,223,1006,224,674,1001,223,1,223,4,223,99,226</text:p>
          </table:table-cell>
          <table:table-cell table:number-columns-repeated="46"/>
        </table:table-row>
      </table:table>
      <table:table table:name="Feuille2" table:style-name="ta1"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umero instruction </text:p>
          </table:table-cell>
          <table:table-cell office:value-type="string" calcext:value-type="string">
            <text:p>opcod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 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s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equals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os(21) = 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jump if true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os(20)=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w pointer =suiva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less than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leur de 21 == 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est mise 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operation jump-if-false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eur de 20 = 0 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alse goto 3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e input ici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ew pointer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</table:table>
      <table:table table:name="Feuille3" table:style-name="ta1">
        <office:forms form:automatic-focus="false" form:apply-design-mode="false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7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nput <text:s/>= <text:s/>5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dresse but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valeur enn 225 = 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eur en 6 = 1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resse but 6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nouveau code</text:p>
          </table:table-cell>
          <table:table-cell office:value-type="float" office:value="1105" calcext:value-type="float">
            <text:p>1105</text:p>
          </table:table-cell>
          <table:table-cell table:style-name="ce3" office:value-type="string" calcext:value-type="string">
            <text:p>jump-if-true 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n z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new pointer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  <table:table-cell/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  <table:table-cell/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00" calcext:value-type="float">
            <text:p>-600</text:p>
          </table:table-cell>
          <table:table-cell/>
          <table:table-cell office:value-type="float" office:value="-600" calcext:value-type="float">
            <text:p>-600</text:p>
          </table:table-cell>
          <table:table-cell/>
          <table:table-cell office:value-type="float" office:value="-600" calcext:value-type="float">
            <text:p>-600</text:p>
          </table:table-cell>
          <table:table-cell/>
          <table:table-cell office:value-type="float" office:value="-600" calcext:value-type="float">
            <text:p>-600</text:p>
          </table:table-cell>
          <table:table-cell/>
          <table:table-cell office:value-type="float" office:value="-600" calcext:value-type="float">
            <text:p>-600</text:p>
          </table:table-cell>
          <table:table-cell/>
          <table:table-cell office:value-type="float" office:value="-600" calcext:value-type="float">
            <text:p>-600</text:p>
          </table:table-cell>
          <table:table-cell/>
          <table:table-cell office:value-type="float" office:value="-600" calcext:value-type="float">
            <text:p>-60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80" calcext:value-type="float">
            <text:p>-480</text:p>
          </table:table-cell>
          <table:table-cell/>
          <table:table-cell office:value-type="float" office:value="-480" calcext:value-type="float">
            <text:p>-480</text:p>
          </table:table-cell>
          <table:table-cell/>
          <table:table-cell office:value-type="float" office:value="-480" calcext:value-type="float">
            <text:p>-480</text:p>
          </table:table-cell>
          <table:table-cell/>
          <table:table-cell office:value-type="float" office:value="-480" calcext:value-type="float">
            <text:p>-480</text:p>
          </table:table-cell>
          <table:table-cell/>
          <table:table-cell office:value-type="float" office:value="-480" calcext:value-type="float">
            <text:p>-480</text:p>
          </table:table-cell>
          <table:table-cell/>
          <table:table-cell office:value-type="float" office:value="-480" calcext:value-type="float">
            <text:p>-480</text:p>
          </table:table-cell>
          <table:table-cell/>
          <table:table-cell office:value-type="float" office:value="-480" calcext:value-type="float">
            <text:p>-48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050" calcext:value-type="float">
            <text:p>-1050</text:p>
          </table:table-cell>
          <table:table-cell/>
          <table:table-cell office:value-type="float" office:value="-1050" calcext:value-type="float">
            <text:p>-1050</text:p>
          </table:table-cell>
          <table:table-cell/>
          <table:table-cell office:value-type="float" office:value="-1050" calcext:value-type="float">
            <text:p>-1050</text:p>
          </table:table-cell>
          <table:table-cell/>
          <table:table-cell office:value-type="float" office:value="-1050" calcext:value-type="float">
            <text:p>-1050</text:p>
          </table:table-cell>
          <table:table-cell/>
          <table:table-cell office:value-type="float" office:value="-1050" calcext:value-type="float">
            <text:p>-1050</text:p>
          </table:table-cell>
          <table:table-cell/>
          <table:table-cell office:value-type="float" office:value="-1050" calcext:value-type="float">
            <text:p>-1050</text:p>
          </table:table-cell>
          <table:table-cell/>
          <table:table-cell office:value-type="float" office:value="-1050" calcext:value-type="float">
            <text:p>-105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  <table:table-cell/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  <table:table-cell/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resse but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jump-if-true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new pointer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 office:value-type="string" calcext:value-type="string">
            <text:p>next 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jump-if-true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new pointer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Non 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new pointer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jump-if-true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new poniter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Pos 227 = 0 <text:s/>do nothing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new pointe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  <table:table-cell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  <table:table-cell office:value-type="float" office:value="99999" calcext:value-type="float">
            <text:p>9999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9T16:56:21.415000000</dc:date>
    <meta:editing-duration>PT36M2S</meta:editing-duration>
    <meta:editing-cycles>8</meta:editing-cycles>
    <meta:generator>LibreOffice/6.2.8.2$Windows_X86_64 LibreOffice_project/f82ddfca21ebc1e222a662a32b25c0c9d20169ee</meta:generator>
    <meta:document-statistic meta:table-count="3" meta:cell-count="5798" meta:object-count="0"/>
  </office:meta>
</office:document-meta>
</file>